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796" officeooo:paragraph-rsid="00055796"/>
    </style:style>
    <style:style style:name="P2" style:family="paragraph" style:parent-style-name="Standard">
      <style:text-properties officeooo:rsid="00055796" officeooo:paragraph-rsid="0007a694"/>
    </style:style>
    <style:style style:name="P3" style:family="paragraph" style:parent-style-name="Standard">
      <style:text-properties officeooo:rsid="0006119d" officeooo:paragraph-rsid="0006119d"/>
    </style:style>
    <style:style style:name="P4" style:family="paragraph" style:parent-style-name="Standard">
      <style:text-properties officeooo:rsid="00085814" officeooo:paragraph-rsid="00085814"/>
    </style:style>
    <style:style style:name="P5" style:family="paragraph" style:parent-style-name="Standard">
      <style:text-properties officeooo:rsid="000a0a59" officeooo:paragraph-rsid="000a0a59"/>
    </style:style>
    <style:style style:name="P6" style:family="paragraph" style:parent-style-name="Standard">
      <style:text-properties officeooo:rsid="000d22a0" officeooo:paragraph-rsid="000d22a0"/>
    </style:style>
    <style:style style:name="T1" style:family="text">
      <style:text-properties officeooo:rsid="0007a694"/>
    </style:style>
    <style:style style:name="T2" style:family="text">
      <style:text-properties officeooo:rsid="0006119d"/>
    </style:style>
    <style:style style:name="T3" style:family="text">
      <style:text-properties officeooo:rsid="00085814"/>
    </style:style>
    <style:style style:name="T4" style:family="text">
      <style:text-properties officeooo:rsid="000a0a59"/>
    </style:style>
    <style:style style:name="T5" style:family="text">
      <style:text-properties officeooo:rsid="000dd8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aling from our Children</text:p>
      <text:p text:style-name="P1"/>
      <text:p text:style-name="P1">A while ago, when school systems were not as developed as now I was often very late for school pretty much every day. The way to school was full of interesting things, and the most interesting were the street entertainers, snake swallowers, fire throwers, <text:span text:style-name="T1">acrobats, </text:span>guys with heads in the ground with their body and limbs sticking out, the Burma bazaar with curious objects.. that was the way it was in the late 1960’s. <text:span text:style-name="T1">A little money can be earned, and kids always looking on, eyes wide open, soaking up the fun. </text:span>School discipline was not a problem, just a signature from my dad indicating that he received notice of lateness, which I duly forged.</text:p>
      <text:p text:style-name="P1"/>
      <text:p text:style-name="P2">Today such things are not possible, and our children have this experience stolen from them. School systems too strict, PTO’s all active and children all constrained. <text:s text:c="2"/>Whether this is ‘stealing from our Children’ <text:span text:style-name="T1">will be debated by many, to which I say “Bring it back, and we shall let the children decide! Definitely better than being imprisoned in classrooms!</text:span>.” </text:p>
      <text:p text:style-name="P2"/>
      <text:p text:style-name="P2"><text:span text:style-name="T1">It is undebatable, however that we are stealing the </text:span>following <text:span text:style-name="T2">from our children..</text:span></text:p>
      <text:p text:style-name="P1"/>
      <text:p text:style-name="P3">A Decent Earth: <text:s/>Anyone today who is over 60 years of age remembers how much greener the earth was, the forests and the animals. <text:span text:style-name="T1">A walk through the woods, a sense of wonder at observing the snakes, monkeys, leapords; marvel at pristine environments. We have stolen these with our greedy ‘drill, baby drill’ policy, mindlessly destroying </text:span><text:span text:style-name="T3">delicate and undisturbed environments, wanton destruction of wildlife, all to shave a few cents off our gas bills. Take the most, leave the least and deprive our children of these wonders and the gas beneath.</text:span></text:p>
      <text:p text:style-name="P4">What we have known for a while is that there is no limitless Earth. While we have grown, the earth has remained what it was. Simple science indicates that the gases we put in the atmosphere, stay there and even cumulate, causing an increasingly polluted earth. Withdrawing from the ‘Paris <text:span text:style-name="T4">Agreement” continues this pillage of our children’s assets.</text:span></text:p>
      <text:p text:style-name="P4"/>
      <text:p text:style-name="P5">Generosity: It is way of living a good life. Generosity towards fellow inhabitants, creating an environment that is friendly, and everyone on a pursuit of happiness is the cornerstone of democracy. Through immigrant bashing, creating divisions to promote hate, denial of civil rights and due process we now have a society of hostility. Good Living and democracy has been stolen from our children.</text:p>
      <text:p text:style-name="P5"/>
      <text:p text:style-name="P6">Economy: We trade to benefit from the work of one-another. The creativity of one benefits the other and prosperity is universal. We have created a system to tax these transactions and channeling the rewards into the pockets of oligarchs and have stolen a great economy from our children.</text:p>
      <text:p text:style-name="P6"/>
      <text:p text:style-name="P6">Honesty: A system prone to lying, is one in which a future cannot be based. Abandoning honesty is to turn one’s back on thoughtful planning. It is a withdrawal from looking forward to a good future, <text:span text:style-name="T5">and let things fall where they may. It is the stealing of the future from children.</text:span></text:p>
      <text:p text:style-name="P6"/>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11:39:14.522693835</meta:creation-date>
    <dc:date>2025-04-30T15:18:34.486170259</dc:date>
    <meta:editing-duration>PT6M9S</meta:editing-duration>
    <meta:editing-cycles>3</meta:editing-cycles>
    <meta:generator>LibreOffice/24.8.2.1$Linux_X86_64 LibreOffice_project/0f794b6e29741098670a3b95d60478a65d05ef13</meta:generator>
    <meta:document-statistic meta:table-count="0" meta:image-count="0" meta:object-count="0" meta:page-count="1" meta:paragraph-count="9" meta:word-count="503" meta:character-count="2977" meta:non-whitespace-character-count="2479"/>
  </office:meta>
</office:document-meta>
</file>